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Mono" svg:font-family="'Noto Mono', Menlo, Monaco, Consolas, monospace"/>
    <style:font-face style:name="Noto Sans" svg:font-family="'Noto Sans', Arial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9b7a" officeooo:paragraph-rsid="001e9b7a"/>
    </style:style>
    <style:style style:name="P2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3" style:family="paragraph" style:parent-style-name="Standard">
      <style:paragraph-properties fo:margin-left="0.0937in" fo:margin-right="0in" fo:margin-top="0in" fo:margin-bottom="0in" loext:contextual-spacing="false" style:line-height-at-least="0.1665in" fo:text-align="center" style:justify-single-word="false" fo:orphans="2" fo:widows="2" fo:text-indent="0in" style:auto-text-indent="false"/>
      <style:text-properties style:font-name="inherit" fo:font-size="12pt" loext:padding="0in" loext:border="none"/>
    </style:style>
    <style:style style:name="P4" style:family="paragraph" style:parent-style-name="Text_20_body">
      <style:text-properties officeooo:rsid="001e9b7a" officeooo:paragraph-rsid="001e9b7a"/>
    </style:style>
    <style:style style:name="P5" style:family="paragraph" style:parent-style-name="Text_20_body">
      <style:paragraph-properties fo:margin-left="0in" fo:margin-right="0in" fo:text-indent="0in" style:auto-text-indent="false"/>
    </style:style>
    <style:style style:name="P6" style:family="paragraph" style:parent-style-name="Text_20_body">
      <style:paragraph-properties fo:margin-left="0.1043in" fo:margin-right="0.0209in" fo:margin-top="0in" fo:margin-bottom="0in" loext:contextual-spacing="false" style:line-height-at-least="0.2083in" fo:text-indent="0in" style:auto-text-indent="false" fo:padding="0in" fo:border="none"/>
    </style:style>
    <style:style style:name="T1" style:family="text">
      <style:text-properties fo:color="#1a1a1b" style:font-name="Noto Mono" fo:font-size="9.75pt" fo:font-weight="normal" fo:background-color="transparent" loext:char-shading-value="0" loext:padding="0in" loext:border="none"/>
    </style:style>
    <style:style style:name="T2" style:family="text">
      <style:text-properties fo:color="#1a1a1b" style:font-name="Noto Sans" fo:font-size="10.5pt" fo:font-weight="normal" fo:background-color="transparent" loext:char-shading-value="0" loext:padding="0in" loext:border="none"/>
    </style:style>
    <style:style style:name="fr1" style:family="graphic" style:parent-style-name="Frame">
      <style:graphic-properties fo:margin-left="0.052in" fo:margin-right="0in" fo:margin-top="0in" fo:margin-bottom="0in" style:wrap="run-through" style:number-wrapped-paragraphs="no-limit" style:vertical-pos="top" style:vertical-rel="char" style:horizontal-pos="left" style:horizontal-rel="char" fo:padding="0in" fo:border="non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buntu TT</text:p>
      <text:p text:style-name="P1"/>
      <text:p text:style-name="P1">update discord :</text:p>
      <text:p text:style-name="P1"/>
      <text:p text:style-name="P4"><text:span text:style-name="Source_20_Text"><text:span text:style-name="T1">sudo dpkg -i ~/Downloads/discord-0.0.5.deb</text:span></text:span></text:p>
      <text:section text:style-name="Sect1" text:name="t1_dzwaah1">
        <text:p text:style-name="P6"><text:span text:style-name="T2">Might have to run a </text:span><text:span text:style-name="Source_20_Text"><text:span text:style-name="T1">sudo apt fix-broken install</text:span></text:span><text:span text:style-name="T2"> for it to work</text:span></text:p>
      </text:section>
      <text:section text:style-name="Sect1" text:name="t1_dzwqstw">
        <text:p text:style-name="P2"><draw:frame draw:style-name="fr1" draw:name="Frame1" text:anchor-type="char" svg:width="0.1665in" draw:z-index="0"><draw:text-box fo:min-height="0.0161in"><text:p text:style-name="P5"/></draw:text-box></draw:frame></text:p>
        <text:section text:style-name="Sect1" text:name="vote-arrows-t1_dzwqstw">
          <text:p text:style-name="P3"><text:line-break/></text:p>
        </text:section>
      </text:section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Mono" svg:font-family="'Noto Mono', Menlo, Monaco, Consolas, monospace"/>
    <style:font-face style:name="Noto Sans" svg:font-family="'Noto Sans', Arial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4T10:56:12.821141933</meta:creation-date>
    <dc:date>2020-09-14T10:57:14.924144927</dc:date>
    <meta:editing-duration>PT1M3S</meta:editing-duration>
    <meta:editing-cycles>1</meta:editing-cycles>
    <meta:document-statistic meta:table-count="0" meta:image-count="0" meta:object-count="0" meta:page-count="1" meta:paragraph-count="5" meta:word-count="22" meta:character-count="130" meta:non-whitespace-character-count="111"/>
    <meta:generator>LibreOffice/6.4.5.2$Linux_X86_64 LibreOffice_project/40$Build-2</meta:generator>
  </office:meta>
</office:document-meta>
</file>